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39000000940F8FC2D0.png" manifest:media-type="image/png"/>
  <manifest:file-entry manifest:full-path="Pictures/1000000000000337000000E8CA04ADCB.png" manifest:media-type="image/png"/>
  <manifest:file-entry manifest:full-path="Pictures/100000000000036800000209435AF90B.png" manifest:media-type="image/png"/>
  <manifest:file-entry manifest:full-path="Pictures/10000000000003600000009AB8003C58.png" manifest:media-type="image/png"/>
  <manifest:file-entry manifest:full-path="Pictures/100000000000033A0000005E4D4693D8.png" manifest:media-type="image/png"/>
  <manifest:file-entry manifest:full-path="Pictures/10000000000002C4000001D5E180DCCA.png" manifest:media-type="image/png"/>
  <manifest:file-entry manifest:full-path="Pictures/100000000000033C0000011AF46815F7.png" manifest:media-type="image/png"/>
  <manifest:file-entry manifest:full-path="Pictures/10000000000003200000025819812F21.png" manifest:media-type="image/png"/>
  <manifest:file-entry manifest:full-path="Pictures/1000000000000341000001F8FB58856A.png" manifest:media-type="image/png"/>
  <manifest:file-entry manifest:full-path="Pictures/100000000000035D000001AC3A0ADA26.png" manifest:media-type="image/png"/>
  <manifest:file-entry manifest:full-path="Pictures/10000000000003330000007457C00652.png" manifest:media-type="image/png"/>
  <manifest:file-entry manifest:full-path="Pictures/100000000000034A0000020E368852C0.png" manifest:media-type="image/png"/>
  <manifest:file-entry manifest:full-path="Pictures/100000000000032000000258217E47D0.png" manifest:media-type="image/png"/>
  <manifest:file-entry manifest:full-path="Pictures/10000000000003380000009FA4F02B49.png" manifest:media-type="image/png"/>
  <manifest:file-entry manifest:full-path="Pictures/1000000000000335000000787DADA290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4cm"/>
    </style:style>
    <style:style style:name="pr1" style:family="presentation" style:parent-style-name="lyt-bluelinesgrad-subtitle">
      <style:graphic-properties draw:fill-color="#ffffff" fo:min-height="17.356cm"/>
    </style:style>
    <style:style style:name="pr2" style:family="presentation" style:parent-style-name="lyt-bluelinesgrad-notes">
      <style:graphic-properties draw:fill-color="#ffffff" draw:auto-grow-height="true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2.18cm"/>
    </style:style>
    <style:style style:name="pr5" style:family="presentation" style:parent-style-name="lyt-bluelinesgrad-notes">
      <style:graphic-properties draw:fill-color="#ffffff" fo:min-height="13.364cm"/>
    </style:style>
    <style:style style:name="pr6" style:family="presentation" style:parent-style-name="lyt-bluelinesgrad-outline1" style:list-style-name="L4">
      <style:graphic-properties fo:min-height="12.18cm"/>
    </style:style>
    <style:style style:name="pr7" style:family="presentation" style:parent-style-name="lyt-bluelinesgrad-outline1">
      <style:graphic-properties fo:min-height="6.194cm"/>
    </style:style>
    <style:style style:name="pr8" style:family="presentation" style:parent-style-name="lyt-bluelinesgrad-outline1">
      <style:graphic-properties fo:min-height="8.194cm"/>
    </style:style>
    <style:style style:name="pr9" style:family="presentation" style:parent-style-name="lyt-bluelinesgrad-outline1">
      <style:graphic-properties fo:min-height="6.994cm"/>
    </style:style>
    <style:style style:name="pr10" style:family="presentation" style:parent-style-name="lyt-bluelinesgrad-outline1">
      <style:graphic-properties fo:min-height="4.994cm"/>
    </style:style>
    <style:style style:name="pr11" style:family="presentation" style:parent-style-name="lyt-bluelinesgrad-outline1">
      <style:graphic-properties fo:min-height="7.394cm"/>
    </style:style>
    <style:style style:name="pr12" style:family="presentation" style:parent-style-name="lyt-bluelinesgrad-outline1">
      <style:graphic-properties fo:min-height="7.994cm"/>
    </style:style>
    <style:style style:name="pr13" style:family="presentation" style:parent-style-name="lyt-bluelinesgrad-outline1">
      <style:graphic-properties fo:min-height="1.994cm"/>
    </style:style>
    <style:style style:name="P1" style:family="paragraph">
      <style:text-properties fo:font-family="標楷體" style:font-family-generic="script" style:font-pitch="fixed" fo:font-size="48pt" style:font-family-asian="標楷體" style:font-family-generic-asian="script" style:font-pitch-asian="fixed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text-properties style:font-size-asian="28.1000003814697pt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style:text-properties fo:color="#e6ff00" fo:font-size="24pt" style:text-underline-style="solid" style:text-underline-width="auto" style:text-underline-color="font-color" style:font-size-asian="24pt" style:font-size-complex="24pt"/>
    </style:style>
    <style:style style:name="T1" style:family="text">
      <style:text-properties fo:font-family="標楷體" style:font-family-generic="script" style:font-pitch="fixed" fo:font-size="48pt" style:font-family-asian="標楷體" style:font-family-generic-asian="script" style:font-pitch-asian="fixed" style:font-size-asian="48pt" style:font-size-complex="48pt"/>
    </style:style>
    <style:style style:name="T2" style:family="text">
      <style:text-properties fo:color="#ffffff"/>
    </style:style>
    <style:style style:name="T3" style:family="text">
      <style:text-properties fo:color="#ffff66"/>
    </style:style>
    <style:style style:name="T4" style:family="text">
      <style:text-properties fo:color="#e6ff00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ff00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ff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ffff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>
        <office:forms form:automatic-focus="false" form:apply-design-mode="false"/>
        <draw:frame presentation:style-name="pr1" draw:text-style-name="P1" draw:layer="layout" svg:width="25.199cm" svg:height="17.356cm" svg:x="1.4cm" svg:y="0.837cm" presentation:class="subtitle">
          <draw:text-box>
            <text:p><text:span text:style-name="T1">從大學教師評鑑表格</text:span></text:p>
            <text:p><text:span text:style-name="T1">看台灣的內耗問題</text:span></text:p>
          </draw:text-box>
        </draw:frame>
        <draw:frame draw:style-name="gr1" draw:text-style-name="P3" draw:layer="layout" svg:width="6.979cm" svg:height="2.554cm" svg:x="11.525cm" svg:y="16.2cm">
          <draw:text-box>
            <text:p text:style-name="P2"><text:span text:style-name="T2">陳鍾誠 於 金門大學 <text:s/></text:span></text:p>
            <text:p text:style-name="P2"><text:span text:style-name="T2"><text:line-break/></text:span><text:span text:style-name="T2">2013 </text:span><text:span text:style-name="T2">年 </text:span><text:span text:style-name="T2">10 </text:span><text:span text:style-name="T2">月 </text:span><text:span text:style-name="T2">23 </text:span><text:span text:style-name="T2">日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話說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2013 年 10 月的某一天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我任教的學校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寄給了我一張<text:line-break/></text:p>
              </text:list-item>
              <text:list-item>
                <text:p>教師評鑑表格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就是這張</text:p>
          </draw:text-box>
        </draw:frame>
        <draw:frame draw:style-name="gr3" draw:text-style-name="P2" draw:layer="layout" svg:width="22.932cm" svg:height="15cm" svg:x="2.268cm" svg:y="4.8cm">
          <draw:image xlink:href="Pictures/10000000000002C4000001D5E180DCCA.png" xlink:type="simple" xlink:show="embed" xlink:actuate="onLoad">
            <text:p/>
          </draw:image>
        </draw:frame>
        <draw:frame draw:style-name="gr1" draw:text-style-name="P5" draw:layer="layout" svg:width="3.042cm" svg:height="1.047cm" svg:x="24cm" svg:y="3.2cm">
          <draw:text-box>
            <text:p text:style-name="P5"><text:span text:style-name="T3"><text:a xlink:href="https://dl.dropboxusercontent.com/u/101584453/nqu/專任教師評鑑表-新(範本).doc">表格連結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於是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狀況外的我<text:line-break/></text:p>
              </text:list-item>
              <text:list-item>
                <text:p>就開始填了起來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個表格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總共有三大項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哪三大項呢？</text:p>
          </draw:text-box>
        </draw:frame>
        <draw:frame presentation:style-name="pr6" draw:layer="layout" svg:width="25.199cm" svg:height="12.18cm" svg:x="1.4cm" svg:y="6.014cm" presentation:class="outline">
          <draw:text-box>
            <text:list text:style-name="L4">
              <text:list-item>
                <text:p>教學<text:line-break/></text:p>
              </text:list-item>
              <text:list-item>
                <text:p>研究<text:line-break/></text:p>
              </text:list-item>
              <text:list-item>
                <text:p>服務與輔導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看來好像不錯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仔細再看一下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2.039cm" svg:height="13.334cm" svg:x="2.761cm" svg:y="5.2cm">
          <draw:image xlink:href="Pictures/1000000000000341000001F8FB58856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8cm" svg:x="1.4cm" svg:y="6.014cm" presentation:class="outline" presentation:placeholder="true">
          <draw:text-box/>
        </draw:frame>
        <draw:frame draw:style-name="gr3" draw:text-style-name="P2" draw:layer="layout" svg:width="23.071cm" svg:height="13.784cm" svg:x="2.4cm" svg:y="5.8cm">
          <draw:image xlink:href="Pictures/100000000000036800000209435AF90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8cm" svg:x="1.4cm" svg:y="6.014cm" presentation:class="outline" presentation:placeholder="true">
          <draw:text-box/>
        </draw:frame>
        <draw:frame draw:style-name="gr3" draw:text-style-name="P2" draw:layer="layout" svg:width="22.277cm" svg:height="13.916cm" svg:x="3cm" svg:y="5.2cm">
          <draw:image xlink:href="Pictures/100000000000034A0000020E368852C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填著填著<text:line-break/></text:p>
              </text:list-item>
              <text:list-item>
                <text:p>愈填愈覺得不太對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雖然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這份表格<text:line-break/></text:p>
              </text:list-item>
              <text:list-item>
                <text:p>我兩年前好像就填了一次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個時候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就覺得這份表格<text:line-break/></text:p>
              </text:list-item>
              <text:list-item>
                <text:p>不太對勁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現在的它<text:line-break/></text:p>
              </text:list-item>
              <text:list-item>
                <text:p>變得更怪了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哪裡怪了</text:p>
          </draw:text-box>
        </draw:frame>
        <draw:frame presentation:style-name="pr4" draw:layer="layout" svg:width="25.199cm" svg:height="12.18cm" svg:x="1.4cm" svg:y="6.0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像是</text:p>
          </draw:text-box>
        </draw:frame>
        <draw:frame presentation:style-name="pr7" draw:layer="layout" svg:width="25.199cm" svg:height="6.194cm" svg:x="1.4cm" svg:y="12cm" presentation:class="outline" presentation:user-transformed="true">
          <draw:text-box>
            <text:list text:style-name="L3">
              <text:list-item>
                <text:p>這是代表</text:p>
                <text:list>
                  <text:list-item>
                    <text:p>我上愈多門課，就加愈多分嗎？</text:p>
                  </text:list-item>
                  <text:list-item>
                    <text:p>大學老師一學期上八門課，對學生會比較好？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25.199cm" svg:height="3.682cm" svg:x="1.401cm" svg:y="6.118cm">
          <draw:image xlink:href="Pictures/1000000000000335000000787DADA29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還有</text:p>
          </draw:text-box>
        </draw:frame>
        <draw:frame presentation:style-name="pr8" draw:layer="layout" svg:width="25.199cm" svg:height="8.194cm" svg:x="1.4cm" svg:y="10cm" presentation:class="outline" presentation:user-transformed="true">
          <draw:text-box>
            <text:list text:style-name="L3">
              <text:list-item>
                <text:p>大家都應該去參加研習，累積點數好得分 ...</text:p>
              </text:list-item>
            </text:list>
          </draw:text-box>
        </draw:frame>
        <draw:frame draw:style-name="gr3" draw:text-style-name="P2" draw:layer="layout" svg:width="21.668cm" svg:height="3.068cm" svg:x="3.6cm" svg:y="5.932cm">
          <draw:image xlink:href="Pictures/10000000000003330000007457C006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另外</text:p>
          </draw:text-box>
        </draw:frame>
        <draw:frame presentation:style-name="pr9" draw:layer="layout" svg:width="25.199cm" svg:height="7.224cm" svg:x="1.4cm" svg:y="11.2cm" presentation:class="outline" presentation:user-transformed="true">
          <draw:text-box>
            <text:list text:style-name="L3">
              <text:list-item>
                <text:p>收愈多研究生，得到的分數愈多</text:p>
              </text:list-item>
              <text:list-item>
                <text:p>難怪每個大學都那麼喜歡成立研究所</text:p>
                <text:list>
                  <text:list-item>
                    <text:p>更何況收愈多碩博士，逼他們幫你寫論文，指導老師的論文數量就會愈多。</text:p>
                  </text:list-item>
                  <text:list-item>
                    <text:p>所以碩博士自然氾濫成災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22.859cm" svg:height="4.074cm" svg:x="2.541cm" svg:y="5.8cm">
          <draw:image xlink:href="Pictures/10000000000003600000009AB8003C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然後</text:p>
          </draw:text-box>
        </draw:frame>
        <draw:frame presentation:style-name="pr10" draw:layer="layout" svg:width="25.199cm" svg:height="4.994cm" svg:x="1.4cm" svg:y="13.2cm" presentation:class="outline" presentation:user-transformed="true">
          <draw:text-box>
            <text:list text:style-name="L3">
              <text:list-item>
                <text:p>每個人都應該當導師，那沒有當的就是「倒霉」</text:p>
              </text:list-item>
              <text:list-item>
                <text:p>有幾個大學老師會去看學生的居住場所呢 ….</text:p>
              </text:list-item>
              <text:list-item>
                <text:p>參加研習又可以得分了 ….</text:p>
              </text:list-item>
            </text:list>
          </draw:text-box>
        </draw:frame>
        <draw:frame draw:style-name="gr3" draw:text-style-name="P2" draw:layer="layout" svg:width="21.907cm" svg:height="7.46cm" svg:x="2.893cm" svg:y="5.2cm">
          <draw:image xlink:href="Pictures/100000000000033C0000011AF46815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接著</text:p>
          </draw:text-box>
        </draw:frame>
        <draw:frame presentation:style-name="pr11" draw:layer="layout" svg:width="25.199cm" svg:height="7.394cm" svg:x="1.4cm" svg:y="10.8cm" presentation:class="outline" presentation:user-transformed="true">
          <draw:text-box>
            <text:list text:style-name="L3">
              <text:list-item>
                <text:p>開會愈多次的人，得到分數越多，<text:line-break/>大家拼命找會開，只為了累積點數</text:p>
              </text:list-item>
            </text:list>
          </draw:text-box>
        </draw:frame>
        <draw:frame draw:style-name="gr3" draw:text-style-name="P2" draw:layer="layout" svg:width="21.854cm" svg:height="2.486cm" svg:x="2.8cm" svg:y="5.914cm">
          <draw:image xlink:href="Pictures/100000000000033A0000005E4D4693D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再來是</text:p>
          </draw:text-box>
        </draw:frame>
        <draw:frame presentation:style-name="pr9" draw:layer="layout" svg:width="25.6cm" svg:height="6.994cm" svg:x="1.4cm" svg:y="11.2cm" presentation:class="outline" presentation:user-transformed="true">
          <draw:text-box>
            <text:list text:style-name="L3">
              <text:list-item>
                <text:p>輔導一小時得 0.5 分，還要佐證資料，<text:line-break/>意思是學生接受輔導後要填寫輔導紀錄並簽名 ...</text:p>
              </text:list-item>
            </text:list>
          </draw:text-box>
        </draw:frame>
        <draw:frame draw:style-name="gr3" draw:text-style-name="P2" draw:layer="layout" svg:width="21.827cm" svg:height="3.915cm" svg:x="3.2cm" svg:y="6.085cm">
          <draw:image xlink:href="Pictures/1000000000000339000000940F8FC2D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然後是</text:p>
          </draw:text-box>
        </draw:frame>
        <draw:frame presentation:style-name="pr12" draw:layer="layout" svg:width="25.199cm" svg:height="7.994cm" svg:x="1.4cm" svg:y="10.2cm" presentation:class="outline" presentation:user-transformed="true">
          <draw:text-box>
            <text:list text:style-name="L3">
              <text:list-item>
                <text:p>辦研討會積點數，難怪這些年研討會越來越多...</text:p>
              </text:list-item>
            </text:list>
          </draw:text-box>
        </draw:frame>
        <draw:frame draw:style-name="gr3" draw:text-style-name="P2" draw:layer="layout" svg:width="21.801cm" svg:height="4.206cm" svg:x="3.6cm" svg:y="5.2cm">
          <draw:image xlink:href="Pictures/10000000000003380000009FA4F02B4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最後是</text:p>
          </draw:text-box>
        </draw:frame>
        <draw:frame presentation:style-name="pr7" draw:layer="layout" svg:width="25.199cm" svg:height="6.194cm" svg:x="1.4cm" svg:y="12cm" presentation:class="outline" presentation:user-transformed="true">
          <draw:text-box>
            <text:list text:style-name="L3">
              <text:list-item>
                <text:p>多辦比賽，當評審，可以加分 …</text:p>
              </text:list-item>
              <text:list-item>
                <text:p>參加招生宣傳有加分 …<text:line-break/></text:p>
              </text:list-item>
            </text:list>
          </draw:text-box>
        </draw:frame>
        <draw:frame draw:style-name="gr3" draw:text-style-name="P2" draw:layer="layout" svg:width="21.774cm" svg:height="6.137cm" svg:x="2.8cm" svg:y="5.4cm">
          <draw:image xlink:href="Pictures/1000000000000337000000E8CA04AD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接著、看到結算成績的地方</text:p>
          </draw:text-box>
        </draw:frame>
        <draw:frame presentation:style-name="pr13" draw:layer="layout" svg:width="25.199cm" svg:height="1.994cm" svg:x="1.201cm" svg:y="16.4cm" presentation:class="outline" presentation:user-transformed="true">
          <draw:text-box>
            <text:list text:style-name="L3">
              <text:list-item>
                <text:p>原來每年都要算一次，總共要累計三年。</text:p>
              </text:list-item>
            </text:list>
          </draw:text-box>
        </draw:frame>
        <draw:frame draw:style-name="gr3" draw:text-style-name="P2" draw:layer="layout" svg:width="22.78cm" svg:height="11.323cm" svg:x="2.62cm" svg:y="4.277cm">
          <draw:image xlink:href="Pictures/100000000000035D000001AC3A0ADA2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份表格的意思是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一個大學老師</text:p>
              </text:list-item>
              <text:list-item>
                <text:p>應該要</text:p>
                <text:list>
                  <text:list-item>
                    <text:p>上很多課，愈多愈好</text:p>
                  </text:list-item>
                  <text:list-item>
                    <text:p>開很多會，愈多愈好</text:p>
                  </text:list-item>
                  <text:list-item>
                    <text:p>指導很多碩博士，愈多愈好</text:p>
                  </text:list-item>
                  <text:list-item>
                    <text:p>參加很多研習與研討會，愈多愈好</text:p>
                  </text:list-item>
                  <text:list-item>
                    <text:p>然後輔導完學生之後，記得請他填寫輔導證明。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終於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填不下去了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填完這份表格<text:line-break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怕自己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會變成集點狂<text:line-break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且、可想而知</text:p>
          </draw:text-box>
        </draw:frame>
        <draw:frame presentation:style-name="pr4" draw:layer="layout" svg:width="25.199cm" svg:height="12.18cm" svg:x="1.4cm" svg:y="6.014cm" presentation:class="outline" presentation:user-transformed="true">
          <draw:text-box>
            <text:list text:style-name="L3">
              <text:list-item>
                <text:p>做每件事情的背後，都有一種被迫的不純粹動機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不想</text:p>
          </draw:text-box>
        </draw:frame>
        <draw:frame presentation:style-name="pr4" draw:layer="layout" svg:width="25.199cm" svg:height="12.18cm" svg:x="1.4cm" svg:y="6.014cm" presentation:class="outline" presentation:user-transformed="true">
          <draw:text-box>
            <text:list text:style-name="L3">
              <text:list-item>
                <text:p>變成那樣的人<text:line-break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就像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我不想加入安麗或NU SKIN <text:line-break/></text:p>
              </text:list-item>
              <text:list-item>
                <text:p>去賣產品給親朋好友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p>只為了讓自己</text:p>
              </text:list-item>
            </text:list>
          </draw:text-box>
        </draw:frame>
        <draw:frame presentation:style-name="pr4" draw:layer="layout" svg:width="25.199cm" svg:height="12.18cm" svg:x="1.4cm" svg:y="6.014cm" presentation:class="outline" presentation:user-transformed="true">
          <draw:text-box>
            <text:list text:style-name="L3">
              <text:list-item>
                <text:p>可以成為藍鑽級會員一樣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這讓我想起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柯文哲的一個 A 的 N 次方理論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p>A 的 N 次方理論</text:p>
              </text:list-item>
            </text:list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若是Ａ大於一，Ａ的Ｎ次方答案就會無窮大</text:p>
              </text:list-item>
              <text:list-item>
                <text:p>但若Ａ小於一，其結果就會趨近於零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大學老師們去填這些表格</text:p>
              </text:list-item>
              <text:list-item>
                <text:p>花時間去集點時，A 就會越低</text:p>
              </text:list-item>
              <text:list-item>
                <text:p>然後在一個小籠子裡</text:p>
              </text:list-item>
              <text:list-item>
                <text:p>你卡我我卡你</text:p>
              </text:list-item>
              <text:list-item>
                <text:p>那麼 N 次方之後，我們的大學就完蛋了</text:p>
              </text:list-item>
              <text:list-item>
                <text:p>接著、教育就完蛋了</text:p>
              </text:list-item>
              <text:list-item>
                <text:p>然後、國家 … 大概也完蛋了 …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想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我必須提出一個更好的方法<text:line-break/></text:p>
              </text:list-item>
              <text:list-item>
                <text:p>別讓大家都去玩這樣的遊戲<text:line-break/></text:p>
              </text:list-item>
              <text:list-item>
                <text:p>至少、</text:p>
                <text:list>
                  <text:list-item>
                    <text:p>不要讓這份表格</text:p>
                  </text:list-item>
                  <text:list-item>
                    <text:p>造成老師的挫敗與勾心鬥角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就算要填</text:p>
          </draw:text-box>
        </draw:frame>
        <draw:frame presentation:style-name="pr4" draw:layer="layout" svg:width="25.199cm" svg:height="12.18cm" svg:x="1.4cm" svg:y="6.014cm" presentation:class="outline">
          <draw:text-box>
            <text:list text:style-name="L3">
              <text:list-item>
                <text:p>也要填一些更有意義的東西<text:line-break/></text:p>
              </text:list-item>
              <text:list-item>
                <text:p>而不是只為了敷衍了事<text:line-break/></text:p>
              </text:list-item>
              <text:list-item>
                <text:p>或者是應付上級的評鑑！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acebook討論</text:p>
          </draw:text-box>
        </draw:frame>
        <draw:frame draw:style-name="gr4" draw:text-style-name="P6" draw:layer="layout" svg:width="24.8cm" svg:height="1.195cm" svg:x="2cm" svg:y="6.6cm">
          <draw:text-box>
            <text:p text:style-name="P6"><text:span text:style-name="T4">https://www.facebook.com/ccckmit/posts/10151909333441893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微軟正黑體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軟正黑體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軟正黑體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軟正黑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軟正黑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軟正黑體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draw:background-size="border" draw:fill="bitmap" draw:fill-image-name="bluetitledown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2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編號&gt;</text:page-number></text:span></text:p>
        </draw:text-box>
      </draw:frame>
      <presentation:notes style:page-layout-name="PM2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編號&gt;</text:page-number></text:span></text:p>
          </draw:text-box>
        </draw:frame>
      </presentation:notes>
    </style:master-page>
    <style:master-page style:name="lyt-bluetitledown" style:page-layout-name="PM1" draw:style-name="Mdp3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2.18cm" svg:x="1.4cm" svg:y="2.2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編號&gt;</text:page-number></text:span></text:p>
        </draw:text-box>
      </draw:frame>
      <presentation:notes style:page-layout-name="PM2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9T14:19:12.91</meta:creation-date>
    <dc:date>2013-10-23T08:57:48.60</dc:date>
    <meta:editing-duration>PT8H33M5S</meta:editing-duration>
    <meta:editing-cycles>103</meta:editing-cycles>
    <meta:generator>LibreOffice/3.5$Windows_x86 LibreOffice_project/7122e39-92ed229-498d286-15e43b4-d70da21</meta:generator>
    <meta:document-statistic meta:object-count="211"/>
  </office:meta>
</office:document-meta>
</file>